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79ce"/>
    </style:style>
    <style:style style:name="T1" style:family="text">
      <style:text-properties officeooo:rsid="000979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oc sur </text:span><text:a xlink:type="simple" xlink:href="https://www.pierre-giraud.com/git-github-apprendre-cours" text:style-name="Internet_20_link" text:visited-style-name="Visited_20_Internet_20_Link"><text:span text:style-name="T1">https://www.pierre-giraud.com/git-github-apprendre-cours</text:span></text:a></text:p>
      <text:p text:style-name="P1"/>
      <text:p text:style-name="Standard"><text:a xlink:type="simple" xlink:href="https://jeanrichet.github.io/leschenes/" text:style-name="Internet_20_link" text:visited-style-name="Visited_20_Internet_20_Link"/></text:p>
      <text:p text:style-name="Standard"><text:a xlink:type="simple" xlink:href="https://jeanrichet.github.io/leschenes/" text:style-name="Internet_20_link" text:visited-style-name="Visited_20_Internet_20_Link">https://jeanrichet.github.io/leschenes/</text:a></text:p>
      <text:p text:style-name="Standard"/>
      <text:p text:style-name="Standard"/>
      <text:p text:style-name="Standard"/>
      <text:p text:style-name="Standard"><text:s/>echo "# leschenes" &gt;&gt; README.md</text:p>
      <text:p text:style-name="Standard"><text:s text:c="3"/>40 <text:s/>echo "Nouveau site sur github leschenes de jano" &gt;&gt; README.md </text:p>
      <text:p text:style-name="Standard"><text:s text:c="3"/>41 <text:s/>git init</text:p>
      <text:p text:style-name="Standard"><text:s text:c="3"/>42 <text:s/>pwd</text:p>
      <text:p text:style-name="Standard"><text:s text:c="3"/>43 <text:s/>git add README.md</text:p>
      <text:p text:style-name="Standard"><text:s text:c="3"/>44 <text:s/>git status</text:p>
      <text:p text:style-name="Standard"><text:s text:c="3"/>45 <text:s/>git commit -m "first commit"</text:p>
      <text:p text:style-name="Standard"><text:s text:c="3"/>46 <text:s/>git status</text:p>
      <text:p text:style-name="Standard"><text:s text:c="3"/>47 <text:s/>git branch -M main</text:p>
      <text:p text:style-name="Standard"><text:s text:c="3"/>48 <text:s/>git status</text:p>
      <text:p text:style-name="Standard"><text:s text:c="3"/>49 <text:s/>git remote add origin https://github.com/jeanrichet/leschenes.git</text:p>
      <text:p text:style-name="Standard"><text:s text:c="3"/>50 <text:s/>git status</text:p>
      <text:p text:style-name="Standard"><text:s text:c="3"/>51 <text:s/>git commit -a -m"deuxieme commit avec les html"</text:p>
      <text:p text:style-name="Standard"><text:s text:c="3"/>52 <text:s/>git status</text:p>
      <text:p text:style-name="Standard"><text:s text:c="3"/>53 <text:s/>git add *.htm</text:p>
      <text:p text:style-name="Standard"><text:s text:c="3"/>54 <text:s/>git add Photos</text:p>
      <text:p text:style-name="Standard"><text:s text:c="3"/>55 <text:s/>git status</text:p>
      <text:p text:style-name="Standard"><text:s text:c="3"/>56 <text:s/>git commit -a -m "c la bonne"</text:p>
      <text:p text:style-name="Standard"><text:s text:c="3"/>57 <text:s/>git status</text:p>
      <text:p text:style-name="Standard"><text:s text:c="3"/>58 <text:s/>git push -u origin ma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an Richet</meta:initial-creator>
    <meta:creation-date>2021-02-08T16:13:41.173705331</meta:creation-date>
    <dc:date>2021-02-08T16:23:00.828791092</dc:date>
    <dc:creator>Jean Richet</dc:creator>
    <meta:editing-duration>PT2M30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22" meta:word-count="98" meta:character-count="665" meta:non-whitespace-character-count="511"/>
  </office:meta>
</office:document-meta>
</file>